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4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9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2pt" fo:language="es" fo:country="CO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2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706cm"/>
      <style:text-properties style:use-window-font-color="true" style:text-outline="false" style:text-line-through-style="none" style:text-line-through-type="none" style:font-name="Liberation Sans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411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2.117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2.117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start" fo:margin-left="0.706cm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1.058c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74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5" office:value-type="string" calcext:value-type="string">
            <text:p>Contenido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Observaciones</text:p>
          </table:table-cell>
          <table:table-cell table:style-name="ce15" office:value-type="string" calcext:value-type="string">
            <text:p>Tiempo (Min)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1. Introducción al Backend y Node.js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1.1 Introducción a Backen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inición y funciones del backend.</text:p>
          </table:table-cell>
          <table:table-cell office:value-type="string" calcext:value-type="string">
            <text:p>3 diapositivas</text:p>
          </table:table-cell>
          <table:table-cell office:value-type="string" calcext:value-type="string">
            <text:p>Buscar conceptos puntuale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ración entre desarrollo frontend y backend.</text:p>
          </table:table-cell>
          <table:table-cell office:value-type="string" calcext:value-type="string">
            <text:p>1 diapositiva</text:p>
          </table:table-cell>
          <table:table-cell office:value-type="string" calcext:value-type="string">
            <text:p>Diferencia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1.2 Introducción a Node.j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ria y contexto de Node.js.</text:p>
          </table:table-cell>
          <table:table-cell office:value-type="string" calcext:value-type="string">
            <text:p>1 diapositiva</text:p>
          </table:table-cell>
          <table:table-cell office:value-type="string" calcext:value-type="string">
            <text:p>Buscar información sobre historia 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acterísticas clave de Node.js:</text:p>
          </table:table-cell>
          <table:table-cell office:value-type="string" calcext:value-type="string">
            <text:p>14 diapositivas</text:p>
          </table:table-cell>
          <table:table-cell office:value-type="string" calcext:value-type="string">
            <text:p>Material de lectura obligatorio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- Asincronía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- V8 Engine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- Event Loop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- Express.js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- NPM (Node Package Manager)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- WebSocket y Socket.IO</text:p>
          </table:table-cell>
          <table:table-cell/>
          <table:table-cell office:value-type="string" calcext:value-type="string">
            <text:p>Explicación del tema, librería y ejemplo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- Manejo de Eventos</text:p>
          </table:table-cell>
          <table:table-cell/>
          <table:table-cell office:value-type="string" calcext:value-type="string">
            <text:p>Definición de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- Streaming de Datos</text:p>
          </table:table-cell>
          <table:table-cell/>
          <table:table-cell office:value-type="string" calcext:value-type="string">
            <text:p>Definición puntual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- Desarrollo Rápido</text:p>
          </table:table-cell>
          <table:table-cell/>
          <table:table-cell office:value-type="string" calcext:value-type="string">
            <text:p>Explicación con NP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- JSON Everywhere</text:p>
          </table:table-cell>
          <table:table-cell/>
          <table:table-cell office:value-type="string" calcext:value-type="string">
            <text:p>Formatos de datos JSON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- Ecosistema Amplio</text:p>
          </table:table-cell>
          <table:table-cell/>
          <table:table-cell office:value-type="string" calcext:value-type="string">
            <text:p>Bibliotecas NP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- Escalabilidad Horizontal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- Multiplataforma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- Docker y Contenedor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aración con otros entornos de ejecución:</text:p>
          </table:table-cell>
          <table:table-cell/>
          <table:table-cell office:value-type="string" calcext:value-type="string">
            <text:p>Consulta sobre frameworks de backend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- Java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- Python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- Ruby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- .Net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- PHP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2. Arquitecturas Backend y Aplicaciones en Node.js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2.1 Arquitecturas Backen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olítico vs. Microservicio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quitecturas orientadas a servicios.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2.2 Arquitecturas de Aplicaciones en Node.j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trones de diseño comune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roservicios y monolitos en Node.js.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3. Lenguajes y APIs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3.1 Lenguajes de Programación Backen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roducción a lenguajes comunes en el backend (ej. Java, Python, Node.js)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aluación de la elección del lenguaje en función de las necesidades del proyecto.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3.2 APIs (Interfaz de Programación de Aplicaciones)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ción y consumo de API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ful vs. GraphQL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ción de framework</text:p>
          </table:table-cell>
          <table:table-cell table:number-columns-repeated="7"/>
        </table:table-row>
        <table:table-row table:style-name="ro2">
          <table:table-cell table:style-name="ce11" office:value-type="string" calcext:value-type="string">
            <text:p>4. Desarrollo con Node.js y Express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4.1 Express.js: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Introducción al framework.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Creación de rutas y manejo de solicitudes HTTP.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Middleware en Express.js.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4.2 Manejo de Datos: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Interacción con bases de datos (ej. MongoDB, MySQL).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Uso de ORM (Object-Relational Mapping) o ODM (Object-Document Mapping).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Consultas asincrónicas.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4.3 APIs RESTful: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Diseño de API RESTful.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Enrutamiento y controladores en el contexto de una API REST.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4.4 Testing en Node.js: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Frameworks de pruebas (ej. Mocha, Jest).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Pruebas unitarias y de integración.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4.5 Manejo de Sesiones y Autenticación: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Implementación de sistemas de autenticación.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Uso de tokens JWT (JSON Web Tokens).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4.6 WebSocket y Comunicación en Tiempo Real: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Implementación de WebSocket.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<text:s text:c="4"/>Aplicaciones en tiempo real con Socket.IO.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4.7 Despliegue y Escalabilidad: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Estrategias de despliegue (ej. Docker).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Escalabilidad horizontal y vertical.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4.8 Middleware: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Uso de middleware personalizado.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5. Seguridad y Manejo de Errores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4.1 Seguridad en el Backen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enticación y autorizació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vención de ataques comunes (ej. inyección SQL, CSRF)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ejo seguro de contraseñas y datos sensibles.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4.2 Manejo de Errores y Depuración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rramientas y prácticas para la identificación y resolución de errore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o de logs para depuración.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6. Desarrollo Colaborativo y Tendencias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5.1 Desarrollo Colaborativo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rol de versiones (ej. Git).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<text:s text:c="4"/>Colaboración en equipos utilizando herramientas como GitHub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todologías ágiles para el desarrollo de software.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5.2 Tendencias y Novedade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tecnologías y herramientas en el mundo del desarrollo backend.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7. Estudio de Casos y Casos Prácticos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6.1 Estudio de Caso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álisis de casos reales de desarrollo backend en Genexu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olución de problemas específicos encontrados en proyectos previos.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6.2 Estudio de Casos Práctico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licación de los conceptos aprendidos en proyectos del mundo real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olución de problemas específicos encontrados en el desarrollo con Node.js.</text:p>
          </table:table-cell>
          <table:table-cell table:number-columns-repeated="7"/>
        </table:table-row>
        <table:table-row table:style-name="ro1">
          <table:table-cell table:style-name="ce14"/>
          <table:table-cell table:number-columns-repeated="7"/>
        </table:table-row>
        <table:table-row table:style-name="ro1">
          <table:table-cell table:style-name="ce1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0:11:17.285895972</meta:creation-date>
    <dc:date>2024-01-04T17:36:01.929000000</dc:date>
    <meta:editing-duration>PT10H40M56S</meta:editing-duration>
    <meta:editing-cycles>3</meta:editing-cycles>
    <meta:generator>LibreOffice/7.5.4.2$Windows_X86_64 LibreOffice_project/36ccfdc35048b057fd9854c757a8b67ec53977b6</meta:generator>
    <meta:document-statistic meta:table-count="1" meta:cell-count="113" meta:object-count="0"/>
  </office:meta>
</office:document-meta>
</file>